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d7d" officeooo:paragraph-rsid="00130d7d"/>
    </style:style>
    <style:style style:name="P2" style:family="paragraph" style:parent-style-name="Standard">
      <style:text-properties officeooo:rsid="00130d7d" officeooo:paragraph-rsid="00169051"/>
    </style:style>
    <style:style style:name="P3" style:family="paragraph" style:parent-style-name="Standard">
      <style:text-properties officeooo:rsid="001407f9" officeooo:paragraph-rsid="001407f9"/>
    </style:style>
    <style:style style:name="P4" style:family="paragraph" style:parent-style-name="Standard">
      <style:text-properties officeooo:paragraph-rsid="00130d7d"/>
    </style:style>
    <style:style style:name="P5" style:family="paragraph" style:parent-style-name="Standard">
      <style:text-properties officeooo:paragraph-rsid="001407f9"/>
    </style:style>
    <style:style style:name="P6" style:family="paragraph" style:parent-style-name="Standard">
      <style:text-properties officeooo:rsid="00169051" officeooo:paragraph-rsid="00169051"/>
    </style:style>
    <style:style style:name="P7" style:family="paragraph" style:parent-style-name="Standard">
      <style:text-properties officeooo:rsid="0018b5e4" officeooo:paragraph-rsid="0018b5e4"/>
    </style:style>
    <style:style style:name="P8" style:family="paragraph" style:parent-style-name="Standard">
      <style:text-properties officeooo:rsid="00169051" officeooo:paragraph-rsid="00169051"/>
    </style:style>
    <style:style style:name="T1" style:family="text">
      <style:text-properties officeooo:rsid="00130d7d"/>
    </style:style>
    <style:style style:name="T2" style:family="text">
      <style:text-properties officeooo:rsid="001407f9"/>
    </style:style>
    <style:style style:name="T3" style:family="text">
      <style:text-properties officeooo:rsid="00169051"/>
    </style:style>
    <style:style style:name="T4" style:family="text">
      <style:text-properties officeooo:rsid="00180512"/>
    </style:style>
    <style:style style:name="T5" style:family="text">
      <style:text-properties officeooo:rsid="0018b5e4"/>
    </style:style>
    <style:style style:name="T6" style:family="text">
      <style:text-properties officeooo:rsid="001b20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ents_app:</text:p>
      <text:p text:style-name="P4"><text:span text:style-name="T2">s</text:span><text:span text:style-name="T1">tudent class:</text:span></text:p>
      <text:p text:style-name="P1"><text:tab/>first_name</text:p>
      <text:p text:style-name="P1"><text:tab/>last_name</text:p>
      <text:p text:style-name="P1"><text:tab/>date_of_birth</text:p>
      <text:p text:style-name="P1"><text:tab/>phone_number</text:p>
      <text:p text:style-name="P1"><text:tab/>email</text:p>
      <text:p text:style-name="P1"><text:tab/><text:span text:style-name="T2">gender</text:span></text:p>
      <text:p text:style-name="P1"><text:tab/><text:span text:style-name="T2">id_course</text:span></text:p>
      <text:p text:style-name="P1"/>
      <text:p text:style-name="P3">Courses_app:</text:p>
      <text:p text:style-name="P3">course class:</text:p>
      <text:p text:style-name="P3"><text:tab/>name</text:p>
      <text:p text:style-name="P5"><text:tab/><text:span text:style-name="T2">duration</text:span></text:p>
      <text:p text:style-name="P5"><text:tab/><text:span text:style-name="T2">price</text:span></text:p>
      <text:p text:style-name="P3"><text:tab/>is_active</text:p>
      <text:p text:style-name="P6"><text:tab/><text:bookmark-start text:name="__DdeLink__145_25870299"/>id_school</text:p>
      <text:p text:style-name="P6"><text:tab/>max_students</text:p>
      <text:p text:style-name="P6"><text:tab/>type_of_education<text:bookmark-end text:name="__DdeLink__145_25870299"/></text:p>
      <text:p text:style-name="P6"/>
      <text:p text:style-name="P6">Employees_app:</text:p>
      <text:p text:style-name="P6">employee class:</text:p>
      <text:p text:style-name="P2"><text:tab/>first_name</text:p>
      <text:p text:style-name="P2"><text:tab/>last_name</text:p>
      <text:p text:style-name="P2"><text:tab/>date_of_birth</text:p>
      <text:p text:style-name="P2"><text:tab/>phone_number</text:p>
      <text:p text:style-name="P2"><text:tab/>email</text:p>
      <text:p text:style-name="P2"><text:tab/><text:span text:style-name="T2">gender</text:span></text:p>
      <text:p text:style-name="P2"><text:tab/><text:span text:style-name="T3">id_position</text:span></text:p>
      <text:p text:style-name="P2"><text:tab/><text:span text:style-name="T3">school</text:span></text:p>
      <text:p text:style-name="P2"><text:tab/><text:span text:style-name="T3">salary</text:span></text:p>
      <text:p text:style-name="P2"/>
      <text:p text:style-name="P6"><text:bookmark-start text:name="__DdeLink__143_25870299"/>position class:</text:p>
      <text:p text:style-name="P6"><text:tab/>name</text:p>
      <text:p text:style-name="P6"><text:tab/>duration</text:p>
      <text:p text:style-name="P6"><text:tab/>is_active</text:p>
      <text:p text:style-name="P6"><text:tab/>description</text:p>
      <text:p text:style-name="P6"><text:tab/>permission</text:p>
      <text:p text:style-name="P7"><text:tab/>id_department</text:p>
      <text:p text:style-name="P6"/>
      <text:p text:style-name="P6">department class:</text:p>
      <text:p text:style-name="P6"><text:tab/>name</text:p>
      <text:p text:style-name="P6"><text:tab/>description</text:p>
      <text:p text:style-name="P6"><text:tab/>id_school</text:p>
      <text:p text:style-name="P6"><text:tab/><text:span text:style-name="T6">id_position</text:span><text:bookmark-end text:name="__DdeLink__143_25870299"/></text:p>
      <text:p text:style-name="P6"/>
      <text:p text:style-name="P6">School_app:</text:p>
      <text:p text:style-name="P6">school class:</text:p>
      <text:p text:style-name="P6"><text:tab/><text:span text:style-name="T4">name</text:span></text:p>
      <text:p text:style-name="P6"><text:tab/><text:span text:style-name="T4">location</text:span></text:p>
      <text:p text:style-name="P6"><text:tab/><text:span text:style-name="T4">phone_</text:span><text:span text:style-name="T5">n</text:span><text:span text:style-name="T4">umbers</text:span></text:p>
      <text:p text:style-name="P3"/>
      <text:p text:style-name="P3"><text:soft-page-break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0:42:30.524370520</meta:creation-date>
    <dc:date>2022-07-10T23:44:50.908977816</dc:date>
    <meta:editing-duration>PT3H57M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52" meta:character-count="494" meta:non-whitespace-character-count="452"/>
  </office:meta>
</office:document-meta>
</file>